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0FEC0000189A2071B04B.svm"/>
  <manifest:file-entry manifest:media-type="image/png" manifest:full-path="Pictures/1000000000000080000000806D455A21.png"/>
  <manifest:file-entry manifest:media-type="" manifest:full-path="Pictures/20000007000037EB00001281D733DD88.svm"/>
  <manifest:file-entry manifest:media-type="" manifest:full-path="Pictures/20000007000030E40000309461D4FC2D.svm"/>
  <manifest:file-entry manifest:media-type="" manifest:full-path="Pictures/200000070000416D00002AE5FC4737E4.svm"/>
  <manifest:file-entry manifest:media-type="" manifest:full-path="Pictures/2000000700003FC600002DFF732CAAB3.svm"/>
  <manifest:file-entry manifest:media-type="" manifest:full-path="Pictures/20000007000035700000190497854BD8.svm"/>
  <manifest:file-entry manifest:media-type="" manifest:full-path="Pictures/2000000700003FC600003A179638C8CC.svm"/>
  <manifest:file-entry manifest:media-type="image/png" manifest:full-path="Pictures/1000000000000020000000204DBA3CCB.png"/>
  <manifest:file-entry manifest:media-type="" manifest:full-path="Pictures/200000070000105500001F6CC95988BF.svm"/>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Table_20_Contents">
      <style:paragraph-properties fo:text-align="end" style:justify-single-word="false"/>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text-properties fo:font-style="normal" fo:font-weight="normal" style:font-style-asian="normal" style:font-weight-asian="normal" style:font-style-complex="normal" style:font-weight-complex="normal"/>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normal" style:font-style-asian="normal" style:font-style-complex="normal"/>
    </style:style>
    <style:style style:name="T4" style:family="text">
      <style:text-properties fo:font-style="normal" fo:font-weight="bold" style:font-style-asian="normal" style:font-weight-asian="bold" style:font-style-complex="normal" style:font-weight-complex="bold"/>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righ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MailChimp Newsletter Sign-Up Widget (a WordPress Plug-In)</text:h>
      <text:h text:style-name="Heading_20_2" text:outline-level="2">Introduction</text:h>
      <text:p text:style-name="Text_20_body">I wrote this plug-in mostly as an attempt to learn more about creating WordPress Plug-ins, but I think it is potentially useful for certain folks and so I am releasing it as an open-source, unsupported piece of software. I hope you enjoy it.</text:p>
      <text:p text:style-name="Text_20_body">The goal of the plug-in is to help a WordPress Site Administrator integrate a MailChimp mailing list into the WordPress site. Once the plug-in is installed, you must provide a MailChimp.com APIKey, then select a list to enroll your visitors to.</text:p>
      <text:p text:style-name="Text_20_body">The default widget is practical, but not very pretty. Basically, it includes a typical widget layout containing three input fields, one hidden field to track the page URL, and a <text:span text:style-name="T1">submit </text:span><text:span text:style-name="T3">button. The HTML for the widget can be customized to fit your site and WordPress theme. If you choose to do this, please don't try to change the input fields' NAME or ID attributes. It won't work if you change these.</text:span></text:p>
      <text:h text:style-name="Heading_20_2" text:outline-level="2">Installation Instructions</text:h>
      <text:p text:style-name="Text_20_body">Like any other WordPress plugin, there are a few different ways to install the files. The easiest way for will be to upload the files directly to the server. </text:p>
      <text:list xml:id="list30455902" text:style-name="L1">
        <text:list-item>
          <text:p text:style-name="P2">Download the Plug-In if and save it to your computer. The plug-in can be found at <text:a xlink:type="simple" xlink:href="http://wordpress.org/extend/plugins/mailchimp-newsletter-widget/">http://wordpress.org/extend/plugins/mailchimp-newsletter-widget/</text:a></text:p>
        </text:list-item>
        <text:list-item>
          <text:p text:style-name="P2">Unzip the plugin package. You will find documentation and two PHP files. The WPMC.php and MCAPI.class.php must both be placed on your server.</text:p>
        </text:list-item>
        <text:list-item>
          <text:p text:style-name="P2">Using FileZilla or your favorite FTP/SFTP client, place these files in your wordpress directory at <text:span text:style-name="T6">&lt;wordpress_base&gt;/wp-content/plugins/</text:span>.</text:p>
        </text:list-item>
        <text:list-item>
          <text:p text:style-name="P2">Now navigate to your WordPress installation and to the Plugins panel.</text:p>
        </text:list-item>
        <text:list-item>
          <text:p text:style-name="P2"><draw:frame draw:style-name="fr3" draw:name="graphics6" text:anchor-type="paragraph" svg:width="1.6047in" svg:height="2.4799in" draw:z-index="7"><draw:image xlink:href="Pictures/2000000700000FEC0000189A2071B04B.svm" xlink:type="simple" xlink:show="embed" xlink:actuate="onLoad"/></draw:frame><draw:frame draw:style-name="fr3" draw:name="graphics7" text:anchor-type="paragraph" svg:width="6.5937in" svg:height="4.3228in" draw:z-index="15"><draw:image xlink:href="Pictures/200000070000416D00002AE5FC4737E4.svm" xlink:type="simple" xlink:show="embed" xlink:actuate="onLoad"/></draw:frame><text:soft-page-break/>Click the <text:span text:style-name="T6">Activate</text:span> link to have WordPress utilize the plugin. WordPress will confirm the the plugin was activated and you will see a new menu item in the dashboard entitled <text:span text:style-name="T6">MailChimp</text:span><text:span text:style-name="T7">.</text:span></text:p>
        </text:list-item>
      </text:list>
      <text:p text:style-name="Text_20_body"><draw:frame draw:style-name="fr3" draw:name="graphics3" text:anchor-type="paragraph" svg:width="5.6362in" svg:height="1.8654in" draw:z-index="16"><draw:image xlink:href="Pictures/20000007000037EB00001281D733DD88.svm" xlink:type="simple" xlink:show="embed" xlink:actuate="onLoad"/></draw:frame></text:p>
      <text:h text:style-name="Heading_20_2" text:outline-level="2">Configuration</text:h>
      <text:p text:style-name="Text_20_body">If the module has been installed, there should be a new menu item in the administrative dashboard entitled <text:span text:style-name="T1">MailChimp</text:span><text:span text:style-name="T3">. In the MailChimp menu you will find two configuration pages:</text:span></text:p>
      <text:list xml:id="list30437040" text:style-name="L2">
        <text:list-item>
          <text:p text:style-name="P3"><text:span text:style-name="T4">Config MailChimp API Key</text:span><text:span text:style-name="T3"> – this page requests your MailChimp API Key and saves it for </text:span><text:soft-page-break/><text:span text:style-name="T3">the program to use. Other functions of the plugin will not operate until the API Key is configured.</text:span></text:p>
        </text:list-item>
        <text:list-item>
          <text:p text:style-name="P3"><draw:frame draw:style-name="fr3" draw:name="graphics4" text:anchor-type="paragraph" svg:width="5.3862in" svg:height="2.5217in" draw:z-index="17"><draw:image xlink:href="Pictures/20000007000035700000190497854BD8.svm" xlink:type="simple" xlink:show="embed" xlink:actuate="onLoad"/></draw:frame><text:span text:style-name="T4">Config MailChimp Widget</text:span><text:span text:style-name="T3"> – this page allows you to select which MailChimp Mailing List your visitors will be subscribed to. It also allows for customization of the Widget's HTML. If you choose to customize the HTML, please do not change the form elements' NAME and ID attributes, or the submissions will not work properly.</text:span></text:p>
        </text:list-item>
      </text:list>
      <text:p text:style-name="Text_20_body"><draw:frame draw:style-name="fr4" draw:name="graphics5" text:anchor-type="paragraph" svg:width="6.428in" svg:height="5.8547in" draw:z-index="18"><draw:image xlink:href="Pictures/2000000700003FC600003A179638C8CC.svm" xlink:type="simple" xlink:show="embed" xlink:actuate="onLoad"/></draw:frame><text:soft-page-break/>After you have configured the API Key and widget, you should add the widget to your site. Still in the administrative menus, click into the <text:span text:style-name="T6">Appearance</text:span><text:span text:style-name="T7"> menu and the sub-menu </text:span><text:span text:style-name="T2">Widgets</text:span><text:span text:style-name="T5">. </text:span></text:p>
      <text:p text:style-name="Text_20_body"><draw:frame draw:style-name="fr4" draw:name="graphics8" text:anchor-type="paragraph" svg:width="1.6457in" svg:height="3.1665in" draw:z-index="19"><draw:image xlink:href="Pictures/200000070000105500001F6CC95988BF.svm" xlink:type="simple" xlink:show="embed" xlink:actuate="onLoad"/></draw:frame><text:soft-page-break/><text:span text:style-name="T5">In the widget configuration page, you will find a new widget entitled </text:span><text:span text:style-name="T2">MailChimp Sign-Up Form</text:span><text:span text:style-name="T5">. Click-and-drag this widget like any other, and place it in any widget area you choose.</text:span></text:p>
      <text:p text:style-name="P4"><draw:frame draw:style-name="fr3" draw:name="graphics9" text:anchor-type="paragraph" svg:width="6.428in" svg:height="4.6362in" draw:z-index="20"><draw:image xlink:href="Pictures/2000000700003FC600002DFF732CAAB3.svm" xlink:type="simple" xlink:show="embed" xlink:actuate="onLoad"/></draw:frame><text:soft-page-break/></text:p>
      <text:h text:style-name="Heading_20_2" text:outline-level="2">Checking Stats</text:h>
      <text:p text:style-name="Text_20_body">The real potential of this plugin in in the reporting. This screen allows you to see which pages or posts are providing the most newsletter sign-ups. </text:p>
      <text:p text:style-name="Text_20_body">It also displays a log of all of the email addresses the widget has received, and compares that with the actual MailChimp list to see if the visitor actually confirmed their subscription and whether or not they have sense unsubscribed.</text:p>
      <text:p text:style-name="Text_20_body"><draw:frame draw:style-name="fr4" draw:name="graphics10" text:anchor-type="paragraph" svg:width="4.928in" svg:height="4.8957in" draw:z-index="21"><draw:image xlink:href="Pictures/20000007000030E40000309461D4FC2D.svm" xlink:type="simple" xlink:show="embed" xlink:actuate="onLoad"/></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6.925in" fo:margin-left="0in" fo:margin-right="0in" table:align="margins"/>
    </style:style>
    <style:style style:name="Table1.A" style:family="table-column">
      <style:table-column-properties style:column-width="3.4569in" style:rel-column-width="32714*"/>
    </style:style>
    <style:style style:name="Table1.B" style:family="table-column">
      <style:table-column-properties style:column-width="1.5826in" style:rel-column-width="14977*"/>
    </style:style>
    <style:style style:name="Table1.C" style:family="table-column">
      <style:table-column-properties style:column-width="1.8854in" style:rel-column-width="17844*"/>
    </style:style>
    <style:style style:name="Table1.A1" style:family="table-cell">
      <style:table-cell-properties fo:padding="0.0382in" fo:border="none"/>
    </style:style>
    <style:style style:name="Table1.C2" style:family="table-cell">
      <style:table-cell-properties fo:background-color="transparent" fo:padding="0.0382in" fo:border="none">
        <style:background-image/>
      </style:table-cell-properties>
    </style:style>
    <style:style style:name="MP1" style:family="paragraph" style:parent-style-name="Table_20_Contents">
      <style:paragraph-properties fo:text-align="end" style:justify-single-word="false"/>
    </style:style>
    <style:style style:name="MT1" style:family="text"/>
    <style:style style:name="M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Mfr2" style:family="graphic" style:parent-style-name="Graphics">
      <style:graphic-properties style:vertical-pos="top" style:vertical-rel="baseline" style:horizontal-pos="righ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table:number-rows-spanned="2" office:value-type="string">
              <text:p text:style-name="Table_20_Contents">Matthew K Poer</text:p>
            </table:table-cell>
            <table:table-cell table:style-name="Table1.A1" office:value-type="string">
              <text:p text:style-name="MP1"><draw:frame draw:style-name="Mfr1" draw:name="graphics2" text:anchor-type="as-char" svg:width="0.3in" svg:height="0.2098in" draw:z-index="14"><draw:image xlink:href="Pictures/1000000000000080000000806D455A21.png" xlink:type="simple" xlink:show="embed" xlink:actuate="onLoad"/></draw:frame></text:p>
            </table:table-cell>
            <table:table-cell table:style-name="Table1.A1" office:value-type="string">
              <text:p text:style-name="Table_20_Contents"><text:a xlink:type="simple" xlink:href="mailto:matthewpoer@gmail.com" office:name="Email">matthewpoer@gmail.com</text:a></text:p>
            </table:table-cell>
          </table:table-row>
          <table:table-row>
            <table:covered-table-cell/>
            <table:table-cell table:style-name="Table1.A1" office:value-type="string">
              <text:p text:style-name="MP1"><draw:frame draw:style-name="Mfr2" draw:name="graphics1" text:anchor-type="as-char" svg:width="0.2098in" svg:height="0.2098in" draw:z-index="6"><draw:image xlink:href="Pictures/1000000000000020000000204DBA3CCB.png" xlink:type="simple" xlink:show="embed" xlink:actuate="onLoad"/></draw:frame></text:p>
            </table:table-cell>
            <table:table-cell table:style-name="Table1.C2" office:value-type="string">
              <text:p text:style-name="Table_20_Contents"><text:a xlink:type="simple" xlink:href="http://www.twitter.com/matthewpoer" office:name="Twitter Profile">@matthewpoer</text:a></text:p>
            </table:table-cell>
          </table:table-row>
        </table:table>
        <text:p text:style-name="Header"><text:a xlink:type="simple" xlink:href="mailto:matthewpoer@gmail.com"/></text:p>
      </style:header>
      <style:footer>
        <text:p text:style-name="Footer">Page <text:page-number text:select-page="current">3</text:page-number> of <text:page-count>7</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atthew Poer</meta:initial-creator>
    <meta:creation-date>2011-01-30T12:10:24</meta:creation-date>
    <dc:date>2011-01-31T10:34:03.51</dc:date>
    <dc:creator>Matthew Poer</dc:creator>
    <meta:editing-duration>PT45M27S</meta:editing-duration>
    <meta:editing-cycles>6</meta:editing-cycles>
    <meta:generator>OpenOffice.org/3.3$Win32 OpenOffice.org_project/330m20$Build-9567</meta:generator>
    <meta:document-statistic meta:table-count="1" meta:image-count="10" meta:object-count="0" meta:page-count="7" meta:paragraph-count="27" meta:word-count="556" meta:character-count="3345"/>
  </office:meta>
</office:document-meta>
</file>